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bc25" officeooo:paragraph-rsid="001c46ee"/>
    </style:style>
    <style:style style:name="P2" style:family="paragraph" style:parent-style-name="Standard">
      <style:paragraph-properties fo:text-align="center" style:justify-single-word="false"/>
      <style:text-properties officeooo:rsid="001abc25" officeooo:paragraph-rsid="001abc25"/>
    </style:style>
    <style:style style:name="P3" style:family="paragraph" style:parent-style-name="Standard">
      <style:text-properties officeooo:rsid="0019efef" officeooo:paragraph-rsid="001abc25"/>
    </style:style>
    <style:style style:name="P4" style:family="paragraph" style:parent-style-name="Standard">
      <style:text-properties officeooo:paragraph-rsid="0024349f"/>
    </style:style>
    <style:style style:name="P5" style:family="paragraph" style:parent-style-name="Text_20_body">
      <style:paragraph-properties fo:text-align="center" style:justify-single-word="false"/>
      <style:text-properties officeooo:paragraph-rsid="001abc25"/>
    </style:style>
    <style:style style:name="P6" style:family="paragraph" style:parent-style-name="Heading_20_1">
      <style:paragraph-properties fo:text-align="center" style:justify-single-word="false"/>
      <style:text-properties officeooo:rsid="0019efef" officeooo:paragraph-rsid="001abc25"/>
    </style:style>
    <style:style style:name="T1" style:family="text">
      <style:text-properties officeooo:rsid="0019efef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fo:font-weight="bold" officeooo:rsid="001b5298" style:font-size-asian="11pt" style:font-weight-asian="bold" style:font-size-complex="11pt" style:font-weight-complex="bold"/>
    </style:style>
    <style:style style:name="T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12pt" fo:font-weight="bold" officeooo:rsid="001b5298" style:font-size-asian="12pt" style:font-weight-asian="bold" style:font-size-complex="12pt" style:font-weight-complex="bold"/>
    </style:style>
    <style:style style:name="T6" style:family="text">
      <style:text-properties style:font-name="Courier New" fo:font-weight="bold" officeooo:rsid="001b5298" style:font-weight-asian="bold" style:font-weight-complex="bold"/>
    </style:style>
    <style:style style:name="T7" style:family="text">
      <style:text-properties officeooo:rsid="001b5298"/>
    </style:style>
    <style:style style:name="T8" style:family="text">
      <style:text-properties officeooo:rsid="0028d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co API</text:p>
      <text:p text:style-name="P4"><text:line-break/><text:line-break/>The main needs from the Taco API are the following:<text:line-break/><text:line-break/><text:tab/>- Given a java source file, <text:span text:style-name="T1">run SAT and return the constructed counterexample if available</text:span></text:p>
      <text:p text:style-name="P3"><text:line-break/>A java source file should be represented by a FixCandidate instance.<text:line-break/><text:line-break/>There should be a class to specify a counterexample. <text:line-break/><text:line-break/></text:p>
      <text:h text:style-name="P6" text:outline-level="1">Suggested methods</text:h>
      <text:p text:style-name="P5"/>
      <text:p text:style-name="P2"><text:span text:style-name="T1">T</text:span>he following are the suggested methods for the API</text:p>
      <text:p text:style-name="P1"/>
      <text:p text:style-name="P1"><text:line-break/><text:span text:style-name="T4">public boolean sat(FixCandidate candidate);</text:span><text:line-break/></text:p>
      <text:p text:style-name="P1">This method takes a FixCandidate instance and return <text:span text:style-name="T2">true</text:span> if the SAT solver give<text:span text:style-name="T8">s</text:span> SAT and <text:span text:style-name="T2">false</text:span> if it gives UNSAT.<text:line-break/><text:line-break/><text:span text:style-name="T5">public CounterExample getLastCounterExample();</text:span><text:span text:style-name="T7"><text:line-break/></text:span></text:p>
      <text:p text:style-name="P1"><text:span text:style-name="T7">This method returns the CounterExample generated by the last call to </text:span><text:span text:style-name="T3">sat(</text:span><text:span text:style-name="T2">FixCandidate</text:span><text:span text:style-name="T3">)</text:span><text:span text:style-name="T7">.</text:span></text:p>
      <text:p text:style-name="P1"><text:line-break/><text:span text:style-name="T4">public CounterExample getCounterExample(FixCandidate candidate);</text:span><text:line-break/></text:p>
      <text:p text:style-name="P1"><text:span text:style-name="T7">This method takes a FixCandidate instance and return a previously generated CounterExample for that candidate, if this method returns </text:span><text:span text:style-name="T6">null</text:span><text:span text:style-name="T7"> it can be because a CounterExample couldn't be built on a previous call to </text:span><text:span text:style-name="T3">sat(candidate)</text:span><text:span text:style-name="T7">, or </text:span><text:span text:style-name="T3">sat(candidate)</text:span><text:span text:style-name="T7"> wasn't called y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24.011088000</meta:creation-date>
    <dc:date>2014-10-10T19:13:11.649741000</dc:date>
    <meta:editing-duration>PT18H16M48S</meta:editing-duration>
    <meta:editing-cycles>14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0" meta:word-count="142" meta:character-count="975" meta:non-whitespace-character-count="828"/>
  </office:meta>
</office:document-meta>
</file>